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4000001F4DD74B68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Ink Free" svg:font-family="'Ink Free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officeooo:rsid="0012fd43" officeooo:paragraph-rsid="0012fd43"/>
    </style:style>
    <style:style style:name="P2" style:family="paragraph">
      <loext:graphic-properties draw:fill-color="#50938a"/>
    </style:style>
    <style:style style:name="T1" style:family="text">
      <style:text-properties fo:font-size="18pt" style:font-size-asian="15.75pt" style:font-size-complex="18pt"/>
    </style:style>
    <style:style style:name="T2" style:family="text">
      <style:text-properties style:font-name="Ink Free"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50938a" draw:textarea-horizontal-align="justify" draw:textarea-vertical-align="middle" draw:auto-grow-height="false" fo:min-height="2.999cm" fo:min-width="16.902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Forma 1" draw:style-name="gr1" draw:text-style-name="P2" svg:width="17.223cm" svg:height="3.32cm" svg:x="-0.014cm" svg:y="-0.12cm"><text:p><text:s text:c="42"/><text:span text:style-name="T2">HOME <text:s text:c="2"/>SOBRE <text:s text:c="2"/>NÓS <text:s text:c="2"/>CONTATO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Figura1" text:anchor-type="char" svg:x="0.9cm" svg:y="0.025cm" svg:width="2.865cm" svg:height="2.985cm" draw:z-index="1"><draw:image xlink:href="Pictures/10000000000001F4000001F4DD74B686.png" xlink:type="simple" xlink:show="embed" xlink:actuate="onLoad" draw:mime-type="image/png"/></draw:frame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Ink Free" svg:font-family="'Ink Free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3T13:17:12.252000000</meta:creation-date>
    <dc:date>2025-05-23T13:41:26.443000000</dc:date>
    <meta:editing-duration>PT3M52S</meta:editing-duration>
    <meta:editing-cycles>1</meta:editing-cycles>
    <meta:generator>LibreOffice/24.2.1.2$Windows_X86_64 LibreOffice_project/db4def46b0453cc22e2d0305797cf981b68ef5ac</meta:generator>
    <meta:document-statistic meta:table-count="0" meta:image-count="1" meta:object-count="0" meta:page-count="1" meta:paragraph-count="1" meta:word-count="0" meta:character-count="1" meta:non-whitespace-character-count="0"/>
  </office:meta>
</office:document-meta>
</file>